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4"/>
      <text:p text:style-name="P4">VOLUNTAPP</text:p>
      <text:p text:style-name="P1"><text:span text:style-name="T3">V</text:span>aloracion Sprint</text:p>
      <text:p text:style-name="P2"><text:span text:style-name="T2"/></text:p>
      <text:p text:style-name="P5"><text:span text:style-name="T1">Sprint #</text:span></text:p>
      <text:p text:style-name="P5"><text:span text:style-name="T1">Objetivo: </text:span></text:p>
      <text:p text:style-name="P5"><text:span text:style-name="T1"/></text:p>
      <text:p text:style-name="P5"><draw:line text:anchor-type="paragraph" draw:z-index="0" draw:name="Horizontal line 1" draw:style-name="gr1" draw:text-style-name="P6" svg:x1="-0.346cm" svg:y1="0.111cm" svg:x2="17.496cm" svg:y2="0.166cm"><text:p/></draw:line><text:span text:style-name="T1"/></text:p>
      <text:p text:style-name="P5"><text:span text:style-name="T1">Alumno: </text:span><text:span text:style-name="T2">Rocio Garcia</text:span></text:p>
      <text:p text:style-name="P5"><text:span text:style-name="T1">Nota:</text:span></text:p>
      <text:p text:style-name="P5"><text:span text:style-name="T1">Comentario:</text:span></text:p>
      <text:p text:style-name="P5"><text:span text:style-name="T1"/></text:p>
      <text:p text:style-name="P5"><draw:line text:anchor-type="paragraph" draw:z-index="1" draw:name="Horizontal line 2" draw:style-name="gr1" draw:text-style-name="P6" svg:x1="-0.346cm" svg:y1="0.111cm" svg:x2="17.496cm" svg:y2="0.166cm"><text:p/></draw:line><text:span text:style-name="T1"/></text:p>
      <text:p text:style-name="P5"><text:span text:style-name="T1">Alumno: </text:span><text:span text:style-name="T2">Diego Ramirez</text:span></text:p>
      <text:p text:style-name="P5"><text:span text:style-name="T1">Nota:</text:span></text:p>
      <text:p text:style-name="P5"><text:span text:style-name="T1">Comentario:</text:span></text:p>
      <text:p text:style-name="P5"><text:span text:style-name="T1"/></text:p>
      <text:p text:style-name="P5"><draw:line text:anchor-type="paragraph" draw:z-index="2" draw:name="Horizontal line 3" draw:style-name="gr1" draw:text-style-name="P6" svg:x1="-0.346cm" svg:y1="0.111cm" svg:x2="17.496cm" svg:y2="0.166cm"><text:p/></draw:line><text:span text:style-name="T1"/></text:p>
      <text:p text:style-name="P5"><text:span text:style-name="T1">Alumno: </text:span><text:span text:style-name="T2">Oscar Pereira</text:span></text:p>
      <text:p text:style-name="P5"><text:span text:style-name="T1">Nota:</text:span></text:p>
      <text:p text:style-name="P5"><text:span text:style-name="T1">Comentario:</text:span></text:p>
      <text:p text:style-name="P5"><text:span text:style-name="T1"/></text:p>
      <text:p text:style-name="P5"><draw:line text:anchor-type="paragraph" draw:z-index="3" draw:name="Horizontal line 4" draw:style-name="gr1" draw:text-style-name="P6" svg:x1="-0.346cm" svg:y1="0.111cm" svg:x2="17.496cm" svg:y2="0.166cm"><text:p/></draw:line><text:span text:style-name="T1"/></text:p>
      <text:p text:style-name="P5"><text:span text:style-name="T1">Alumno: Brandon Acapa</text:span></text:p>
      <text:p text:style-name="P5"><text:span text:style-name="T1">Nota:</text:span></text:p>
      <text:p text:style-name="P5"><text:span text:style-name="T1">Comentario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1-25T22:25:09.533709843</dc:date>
    <meta:editing-duration>PT3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41" meta:character-count="291" meta:non-whitespace-character-count="267"/>
  </office:meta>
</office:document-meta>
</file>